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5" table:style-name="ta1">
        <table:shapes>
          <draw:frame draw:z-index="0" draw:style-name="gr1" draw:text-style-name="P1" svg:width="159.99mm" svg:height="89.99mm" svg:x="126.01mm" svg:y="1mm">
            <loext:p draw:notify-on-update-of-ranges="test205.G1:test205.G1 test205.G2:test205.G101 test205.C1:test205.C1 test205.C2:test205.C101 test205.G1:test205.G1 test205.G2:test205.G101 test205.D1:test205.D1 test205.D2:test205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26</text:p>
          </table:table-cell>
          <table:table-cell office:value-type="float" office:value="0.022531" calcext:value-type="float">
            <text:p>0.022531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" calcext:value-type="float">
            <text:p>0</text:p>
          </table:table-cell>
          <table:table-cell office:value-type="float" office:value="154073" calcext:value-type="float">
            <text:p>15407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27</text:p>
          </table:table-cell>
          <table:table-cell office:value-type="float" office:value="0.016692" calcext:value-type="float">
            <text:p>0.016692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28</text:p>
          </table:table-cell>
          <table:table-cell office:value-type="float" office:value="0.020189" calcext:value-type="float">
            <text:p>0.020189</text:p>
          </table:table-cell>
          <table:table-cell office:value-type="float" office:value="0.006269" calcext:value-type="float">
            <text:p>0.006269</text:p>
          </table:table-cell>
          <table:table-cell office:value-type="float" office:value="0" calcext:value-type="float">
            <text:p>0</text:p>
          </table:table-cell>
          <table:table-cell office:value-type="float" office:value="143684" calcext:value-type="float">
            <text:p>14368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29</text:p>
          </table:table-cell>
          <table:table-cell office:value-type="float" office:value="0.032909" calcext:value-type="float">
            <text:p>0.032909</text:p>
          </table:table-cell>
          <table:table-cell office:value-type="float" office:value="0.007945" calcext:value-type="float">
            <text:p>0.007945</text:p>
          </table:table-cell>
          <table:table-cell office:value-type="float" office:value="0" calcext:value-type="float">
            <text:p>0</text:p>
          </table:table-cell>
          <table:table-cell office:value-type="float" office:value="158998" calcext:value-type="float">
            <text:p>1589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0</text:p>
          </table:table-cell>
          <table:table-cell office:value-type="float" office:value="0.048176" calcext:value-type="float">
            <text:p>0.048176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0" calcext:value-type="float">
            <text:p>0</text:p>
          </table:table-cell>
          <table:table-cell office:value-type="float" office:value="165208" calcext:value-type="float">
            <text:p>16520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1</text:p>
          </table:table-cell>
          <table:table-cell office:value-type="float" office:value="0.043216" calcext:value-type="float">
            <text:p>0.043216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" calcext:value-type="float">
            <text:p>0</text:p>
          </table:table-cell>
          <table:table-cell office:value-type="float" office:value="154100" calcext:value-type="float">
            <text:p>15410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2</text:p>
          </table:table-cell>
          <table:table-cell office:value-type="float" office:value="0.023023" calcext:value-type="float">
            <text:p>0.023023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" calcext:value-type="float">
            <text:p>0</text:p>
          </table:table-cell>
          <table:table-cell office:value-type="float" office:value="147064" calcext:value-type="float">
            <text:p>1470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3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0" calcext:value-type="float">
            <text:p>0</text:p>
          </table:table-cell>
          <table:table-cell office:value-type="float" office:value="127656" calcext:value-type="float">
            <text:p>12765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4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0.007864" calcext:value-type="float">
            <text:p>0.007864</text:p>
          </table:table-cell>
          <table:table-cell office:value-type="float" office:value="0" calcext:value-type="float">
            <text:p>0</text:p>
          </table:table-cell>
          <table:table-cell office:value-type="float" office:value="162800" calcext:value-type="float">
            <text:p>16280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5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0" calcext:value-type="float">
            <text:p>0</text:p>
          </table:table-cell>
          <table:table-cell office:value-type="float" office:value="153175" calcext:value-type="float">
            <text:p>15317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6</text:p>
          </table:table-cell>
          <table:table-cell office:value-type="float" office:value="0.026587" calcext:value-type="float">
            <text:p>0.026587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0" calcext:value-type="float">
            <text:p>0</text:p>
          </table:table-cell>
          <table:table-cell office:value-type="float" office:value="144631" calcext:value-type="float">
            <text:p>14463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7</text:p>
          </table:table-cell>
          <table:table-cell office:value-type="float" office:value="0.017327" calcext:value-type="float">
            <text:p>0.017327</text:p>
          </table:table-cell>
          <table:table-cell office:value-type="float" office:value="0.005721" calcext:value-type="float">
            <text:p>0.005721</text:p>
          </table:table-cell>
          <table:table-cell office:value-type="float" office:value="0" calcext:value-type="float">
            <text:p>0</text:p>
          </table:table-cell>
          <table:table-cell office:value-type="float" office:value="134040" calcext:value-type="float">
            <text:p>13404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8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0.005787" calcext:value-type="float">
            <text:p>0.005787</text:p>
          </table:table-cell>
          <table:table-cell office:value-type="float" office:value="0" calcext:value-type="float">
            <text:p>0</text:p>
          </table:table-cell>
          <table:table-cell office:value-type="float" office:value="135691" calcext:value-type="float">
            <text:p>13569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39</text:p>
          </table:table-cell>
          <table:table-cell office:value-type="float" office:value="0.032395" calcext:value-type="float">
            <text:p>0.032395</text:p>
          </table:table-cell>
          <table:table-cell office:value-type="float" office:value="0.008307" calcext:value-type="float">
            <text:p>0.008307</text:p>
          </table:table-cell>
          <table:table-cell office:value-type="float" office:value="0" calcext:value-type="float">
            <text:p>0</text:p>
          </table:table-cell>
          <table:table-cell office:value-type="float" office:value="168037" calcext:value-type="float">
            <text:p>16803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0</text:p>
          </table:table-cell>
          <table:table-cell office:value-type="float" office:value="0.033727" calcext:value-type="float">
            <text:p>0.033727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0" calcext:value-type="float">
            <text:p>0</text:p>
          </table:table-cell>
          <table:table-cell office:value-type="float" office:value="149748" calcext:value-type="float">
            <text:p>14974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1</text:p>
          </table:table-cell>
          <table:table-cell office:value-type="float" office:value="0.022444" calcext:value-type="float">
            <text:p>0.022444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0" calcext:value-type="float">
            <text:p>0</text:p>
          </table:table-cell>
          <table:table-cell office:value-type="float" office:value="139332" calcext:value-type="float">
            <text:p>13933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2</text:p>
          </table:table-cell>
          <table:table-cell office:value-type="float" office:value="0.019654" calcext:value-type="float">
            <text:p>0.019654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0" calcext:value-type="float">
            <text:p>0</text:p>
          </table:table-cell>
          <table:table-cell office:value-type="float" office:value="148205" calcext:value-type="float">
            <text:p>14820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3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" calcext:value-type="float">
            <text:p>0</text:p>
          </table:table-cell>
          <table:table-cell office:value-type="float" office:value="147859" calcext:value-type="float">
            <text:p>14785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4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" calcext:value-type="float">
            <text:p>0</text:p>
          </table:table-cell>
          <table:table-cell office:value-type="float" office:value="154309" calcext:value-type="float">
            <text:p>15430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5</text:p>
          </table:table-cell>
          <table:table-cell office:value-type="float" office:value="0.026856" calcext:value-type="float">
            <text:p>0.026856</text:p>
          </table:table-cell>
          <table:table-cell office:value-type="float" office:value="0.006625" calcext:value-type="float">
            <text:p>0.006625</text:p>
          </table:table-cell>
          <table:table-cell office:value-type="float" office:value="0" calcext:value-type="float">
            <text:p>0</text:p>
          </table:table-cell>
          <table:table-cell office:value-type="float" office:value="150684" calcext:value-type="float">
            <text:p>15068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6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0" calcext:value-type="float">
            <text:p>0</text:p>
          </table:table-cell>
          <table:table-cell office:value-type="float" office:value="160792" calcext:value-type="float">
            <text:p>16079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7</text:p>
          </table:table-cell>
          <table:table-cell office:value-type="float" office:value="0.022412" calcext:value-type="float">
            <text:p>0.022412</text:p>
          </table:table-cell>
          <table:table-cell office:value-type="float" office:value="0.005428" calcext:value-type="float">
            <text:p>0.005428</text:p>
          </table:table-cell>
          <table:table-cell office:value-type="float" office:value="0" calcext:value-type="float">
            <text:p>0</text:p>
          </table:table-cell>
          <table:table-cell office:value-type="float" office:value="132113" calcext:value-type="float">
            <text:p>13211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8</text:p>
          </table:table-cell>
          <table:table-cell office:value-type="float" office:value="0.019811" calcext:value-type="float">
            <text:p>0.019811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" calcext:value-type="float">
            <text:p>0</text:p>
          </table:table-cell>
          <table:table-cell office:value-type="float" office:value="140170" calcext:value-type="float">
            <text:p>14017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49</text:p>
          </table:table-cell>
          <table:table-cell office:value-type="float" office:value="0.030703" calcext:value-type="float">
            <text:p>0.030703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" calcext:value-type="float">
            <text:p>0</text:p>
          </table:table-cell>
          <table:table-cell office:value-type="float" office:value="164433" calcext:value-type="float">
            <text:p>16443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0</text:p>
          </table:table-cell>
          <table:table-cell office:value-type="float" office:value="0.040391" calcext:value-type="float">
            <text:p>0.040391</text:p>
          </table:table-cell>
          <table:table-cell office:value-type="float" office:value="0.008345" calcext:value-type="float">
            <text:p>0.008345</text:p>
          </table:table-cell>
          <table:table-cell office:value-type="float" office:value="0" calcext:value-type="float">
            <text:p>0</text:p>
          </table:table-cell>
          <table:table-cell office:value-type="float" office:value="152473" calcext:value-type="float">
            <text:p>15247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1</text:p>
          </table:table-cell>
          <table:table-cell office:value-type="float" office:value="0.025412" calcext:value-type="float">
            <text:p>0.02541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" calcext:value-type="float">
            <text:p>0</text:p>
          </table:table-cell>
          <table:table-cell office:value-type="float" office:value="157946" calcext:value-type="float">
            <text:p>15794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2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6058" calcext:value-type="float">
            <text:p>0.006058</text:p>
          </table:table-cell>
          <table:table-cell office:value-type="float" office:value="0" calcext:value-type="float">
            <text:p>0</text:p>
          </table:table-cell>
          <table:table-cell office:value-type="float" office:value="141960" calcext:value-type="float">
            <text:p>14196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3</text:p>
          </table:table-cell>
          <table:table-cell office:value-type="float" office:value="0.033507" calcext:value-type="float">
            <text:p>0.033507</text:p>
          </table:table-cell>
          <table:table-cell office:value-type="float" office:value="0.007352" calcext:value-type="float">
            <text:p>0.007352</text:p>
          </table:table-cell>
          <table:table-cell office:value-type="float" office:value="0" calcext:value-type="float">
            <text:p>0</text:p>
          </table:table-cell>
          <table:table-cell office:value-type="float" office:value="163851" calcext:value-type="float">
            <text:p>16385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4</text:p>
          </table:table-cell>
          <table:table-cell office:value-type="float" office:value="0.028388" calcext:value-type="float">
            <text:p>0.028388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0" calcext:value-type="float">
            <text:p>0</text:p>
          </table:table-cell>
          <table:table-cell office:value-type="float" office:value="179316" calcext:value-type="float">
            <text:p>17931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5</text:p>
          </table:table-cell>
          <table:table-cell office:value-type="float" office:value="0.088848" calcext:value-type="float">
            <text:p>0.088848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0" calcext:value-type="float">
            <text:p>0</text:p>
          </table:table-cell>
          <table:table-cell office:value-type="float" office:value="183437" calcext:value-type="float">
            <text:p>18343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6</text:p>
          </table:table-cell>
          <table:table-cell office:value-type="float" office:value="0.041031" calcext:value-type="float">
            <text:p>0.041031</text:p>
          </table:table-cell>
          <table:table-cell office:value-type="float" office:value="0.006894" calcext:value-type="float">
            <text:p>0.006894</text:p>
          </table:table-cell>
          <table:table-cell office:value-type="float" office:value="0" calcext:value-type="float">
            <text:p>0</text:p>
          </table:table-cell>
          <table:table-cell office:value-type="float" office:value="147560" calcext:value-type="float">
            <text:p>14756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7</text:p>
          </table:table-cell>
          <table:table-cell office:value-type="float" office:value="0.028498" calcext:value-type="float">
            <text:p>0.028498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" calcext:value-type="float">
            <text:p>0</text:p>
          </table:table-cell>
          <table:table-cell office:value-type="float" office:value="171551" calcext:value-type="float">
            <text:p>17155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8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006837" calcext:value-type="float">
            <text:p>0.006837</text:p>
          </table:table-cell>
          <table:table-cell office:value-type="float" office:value="0" calcext:value-type="float">
            <text:p>0</text:p>
          </table:table-cell>
          <table:table-cell office:value-type="float" office:value="145802" calcext:value-type="float">
            <text:p>14580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1:59</text:p>
          </table:table-cell>
          <table:table-cell office:value-type="float" office:value="0.026207" calcext:value-type="float">
            <text:p>0.026207</text:p>
          </table:table-cell>
          <table:table-cell office:value-type="float" office:value="0.006519" calcext:value-type="float">
            <text:p>0.006519</text:p>
          </table:table-cell>
          <table:table-cell office:value-type="float" office:value="0" calcext:value-type="float">
            <text:p>0</text:p>
          </table:table-cell>
          <table:table-cell office:value-type="float" office:value="136537" calcext:value-type="float">
            <text:p>13653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0</text:p>
          </table:table-cell>
          <table:table-cell office:value-type="float" office:value="0.036313" calcext:value-type="float">
            <text:p>0.036313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" calcext:value-type="float">
            <text:p>0</text:p>
          </table:table-cell>
          <table:table-cell office:value-type="float" office:value="153895" calcext:value-type="float">
            <text:p>15389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1</text:p>
          </table:table-cell>
          <table:table-cell office:value-type="float" office:value="0.024222" calcext:value-type="float">
            <text:p>0.024222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2</text:p>
          </table:table-cell>
          <table:table-cell office:value-type="float" office:value="0.024877" calcext:value-type="float">
            <text:p>0.024877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0" calcext:value-type="float">
            <text:p>0</text:p>
          </table:table-cell>
          <table:table-cell office:value-type="float" office:value="156330" calcext:value-type="float">
            <text:p>15633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3</text:p>
          </table:table-cell>
          <table:table-cell office:value-type="float" office:value="0.041899" calcext:value-type="float">
            <text:p>0.041899</text:p>
          </table:table-cell>
          <table:table-cell office:value-type="float" office:value="0.007987" calcext:value-type="float">
            <text:p>0.007987</text:p>
          </table:table-cell>
          <table:table-cell office:value-type="float" office:value="0" calcext:value-type="float">
            <text:p>0</text:p>
          </table:table-cell>
          <table:table-cell office:value-type="float" office:value="157630" calcext:value-type="float">
            <text:p>15763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4</text:p>
          </table:table-cell>
          <table:table-cell office:value-type="float" office:value="0.030057" calcext:value-type="float">
            <text:p>0.030057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" calcext:value-type="float">
            <text:p>0</text:p>
          </table:table-cell>
          <table:table-cell office:value-type="float" office:value="153974" calcext:value-type="float">
            <text:p>15397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5</text:p>
          </table:table-cell>
          <table:table-cell office:value-type="float" office:value="0.027961" calcext:value-type="float">
            <text:p>0.027961</text:p>
          </table:table-cell>
          <table:table-cell office:value-type="float" office:value="0.006943" calcext:value-type="float">
            <text:p>0.006943</text:p>
          </table:table-cell>
          <table:table-cell office:value-type="float" office:value="0" calcext:value-type="float">
            <text:p>0</text:p>
          </table:table-cell>
          <table:table-cell office:value-type="float" office:value="158710" calcext:value-type="float">
            <text:p>15871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6</text:p>
          </table:table-cell>
          <table:table-cell office:value-type="float" office:value="0.056443" calcext:value-type="float">
            <text:p>0.056443</text:p>
          </table:table-cell>
          <table:table-cell office:value-type="float" office:value="0.009444" calcext:value-type="float">
            <text:p>0.009444</text:p>
          </table:table-cell>
          <table:table-cell office:value-type="float" office:value="0" calcext:value-type="float">
            <text:p>0</text:p>
          </table:table-cell>
          <table:table-cell office:value-type="float" office:value="195331" calcext:value-type="float">
            <text:p>19533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7</text:p>
          </table:table-cell>
          <table:table-cell office:value-type="float" office:value="0.043033" calcext:value-type="float">
            <text:p>0.043033</text:p>
          </table:table-cell>
          <table:table-cell office:value-type="float" office:value="0.010652" calcext:value-type="float">
            <text:p>0.010652</text:p>
          </table:table-cell>
          <table:table-cell office:value-type="float" office:value="0" calcext:value-type="float">
            <text:p>0</text:p>
          </table:table-cell>
          <table:table-cell office:value-type="float" office:value="177973" calcext:value-type="float">
            <text:p>17797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8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" calcext:value-type="float">
            <text:p>0</text:p>
          </table:table-cell>
          <table:table-cell office:value-type="float" office:value="154362" calcext:value-type="float">
            <text:p>15436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09</text:p>
          </table:table-cell>
          <table:table-cell office:value-type="float" office:value="0.038738" calcext:value-type="float">
            <text:p>0.03873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" calcext:value-type="float">
            <text:p>0</text:p>
          </table:table-cell>
          <table:table-cell office:value-type="float" office:value="170226" calcext:value-type="float">
            <text:p>17022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0</text:p>
          </table:table-cell>
          <table:table-cell office:value-type="float" office:value="0.066848" calcext:value-type="float">
            <text:p>0.066848</text:p>
          </table:table-cell>
          <table:table-cell office:value-type="float" office:value="0.010771" calcext:value-type="float">
            <text:p>0.010771</text:p>
          </table:table-cell>
          <table:table-cell office:value-type="float" office:value="0" calcext:value-type="float">
            <text:p>0</text:p>
          </table:table-cell>
          <table:table-cell office:value-type="float" office:value="158152" calcext:value-type="float">
            <text:p>15815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1</text:p>
          </table:table-cell>
          <table:table-cell office:value-type="float" office:value="0.051978" calcext:value-type="float">
            <text:p>0.051978</text:p>
          </table:table-cell>
          <table:table-cell office:value-type="float" office:value="0.011452" calcext:value-type="float">
            <text:p>0.011452</text:p>
          </table:table-cell>
          <table:table-cell office:value-type="float" office:value="0" calcext:value-type="float">
            <text:p>0</text:p>
          </table:table-cell>
          <table:table-cell office:value-type="float" office:value="197028" calcext:value-type="float">
            <text:p>19702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2</text:p>
          </table:table-cell>
          <table:table-cell office:value-type="float" office:value="0.045866" calcext:value-type="float">
            <text:p>0.045866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" calcext:value-type="float">
            <text:p>0</text:p>
          </table:table-cell>
          <table:table-cell office:value-type="float" office:value="139395" calcext:value-type="float">
            <text:p>13939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3</text:p>
          </table:table-cell>
          <table:table-cell office:value-type="float" office:value="0.033684" calcext:value-type="float">
            <text:p>0.033684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" calcext:value-type="float">
            <text:p>0</text:p>
          </table:table-cell>
          <table:table-cell office:value-type="float" office:value="155615" calcext:value-type="float">
            <text:p>15561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4</text:p>
          </table:table-cell>
          <table:table-cell office:value-type="float" office:value="0.043613" calcext:value-type="float">
            <text:p>0.043613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0" calcext:value-type="float">
            <text:p>0</text:p>
          </table:table-cell>
          <table:table-cell office:value-type="float" office:value="167719" calcext:value-type="float">
            <text:p>16771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5</text:p>
          </table:table-cell>
          <table:table-cell office:value-type="float" office:value="0.028208" calcext:value-type="float">
            <text:p>0.028208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0" calcext:value-type="float">
            <text:p>0</text:p>
          </table:table-cell>
          <table:table-cell office:value-type="float" office:value="147139" calcext:value-type="float">
            <text:p>14713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6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0" calcext:value-type="float">
            <text:p>0</text:p>
          </table:table-cell>
          <table:table-cell office:value-type="float" office:value="148461" calcext:value-type="float">
            <text:p>14846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7</text:p>
          </table:table-cell>
          <table:table-cell office:value-type="float" office:value="0.037119" calcext:value-type="float">
            <text:p>0.037119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" calcext:value-type="float">
            <text:p>0</text:p>
          </table:table-cell>
          <table:table-cell office:value-type="float" office:value="156795" calcext:value-type="float">
            <text:p>15679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8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" calcext:value-type="float">
            <text:p>0</text:p>
          </table:table-cell>
          <table:table-cell office:value-type="float" office:value="148282" calcext:value-type="float">
            <text:p>14828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19</text:p>
          </table:table-cell>
          <table:table-cell office:value-type="float" office:value="0.060766" calcext:value-type="float">
            <text:p>0.060766</text:p>
          </table:table-cell>
          <table:table-cell office:value-type="float" office:value="0.010569" calcext:value-type="float">
            <text:p>0.010569</text:p>
          </table:table-cell>
          <table:table-cell office:value-type="float" office:value="0" calcext:value-type="float">
            <text:p>0</text:p>
          </table:table-cell>
          <table:table-cell office:value-type="float" office:value="188023" calcext:value-type="float">
            <text:p>18802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0</text:p>
          </table:table-cell>
          <table:table-cell office:value-type="float" office:value="0.033309" calcext:value-type="float">
            <text:p>0.033309</text:p>
          </table:table-cell>
          <table:table-cell office:value-type="float" office:value="0.008254" calcext:value-type="float">
            <text:p>0.008254</text:p>
          </table:table-cell>
          <table:table-cell office:value-type="float" office:value="0" calcext:value-type="float">
            <text:p>0</text:p>
          </table:table-cell>
          <table:table-cell office:value-type="float" office:value="168386" calcext:value-type="float">
            <text:p>16838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1</text:p>
          </table:table-cell>
          <table:table-cell office:value-type="float" office:value="0.039085" calcext:value-type="float">
            <text:p>0.039085</text:p>
          </table:table-cell>
          <table:table-cell office:value-type="float" office:value="0.006613" calcext:value-type="float">
            <text:p>0.006613</text:p>
          </table:table-cell>
          <table:table-cell office:value-type="float" office:value="0" calcext:value-type="float">
            <text:p>0</text:p>
          </table:table-cell>
          <table:table-cell office:value-type="float" office:value="155983" calcext:value-type="float">
            <text:p>15598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2</text:p>
          </table:table-cell>
          <table:table-cell office:value-type="float" office:value="0.026794" calcext:value-type="float">
            <text:p>0.026794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" calcext:value-type="float">
            <text:p>0</text:p>
          </table:table-cell>
          <table:table-cell office:value-type="float" office:value="163984" calcext:value-type="float">
            <text:p>16398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3</text:p>
          </table:table-cell>
          <table:table-cell office:value-type="float" office:value="0.033958" calcext:value-type="float">
            <text:p>0.033958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" calcext:value-type="float">
            <text:p>0</text:p>
          </table:table-cell>
          <table:table-cell office:value-type="float" office:value="136466" calcext:value-type="float">
            <text:p>13646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4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" calcext:value-type="float">
            <text:p>0</text:p>
          </table:table-cell>
          <table:table-cell office:value-type="float" office:value="155480" calcext:value-type="float">
            <text:p>15548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5</text:p>
          </table:table-cell>
          <table:table-cell office:value-type="float" office:value="0.033269" calcext:value-type="float">
            <text:p>0.033269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" calcext:value-type="float">
            <text:p>0</text:p>
          </table:table-cell>
          <table:table-cell office:value-type="float" office:value="161491" calcext:value-type="float">
            <text:p>16149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6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0" calcext:value-type="float">
            <text:p>0</text:p>
          </table:table-cell>
          <table:table-cell office:value-type="float" office:value="135369" calcext:value-type="float">
            <text:p>13536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7</text:p>
          </table:table-cell>
          <table:table-cell office:value-type="float" office:value="0.028939" calcext:value-type="float">
            <text:p>0.028939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0" calcext:value-type="float">
            <text:p>0</text:p>
          </table:table-cell>
          <table:table-cell office:value-type="float" office:value="152782" calcext:value-type="float">
            <text:p>15278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8</text:p>
          </table:table-cell>
          <table:table-cell office:value-type="float" office:value="0.037126" calcext:value-type="float">
            <text:p>0.037126</text:p>
          </table:table-cell>
          <table:table-cell office:value-type="float" office:value="0.007856" calcext:value-type="float">
            <text:p>0.007856</text:p>
          </table:table-cell>
          <table:table-cell office:value-type="float" office:value="0" calcext:value-type="float">
            <text:p>0</text:p>
          </table:table-cell>
          <table:table-cell office:value-type="float" office:value="150419" calcext:value-type="float">
            <text:p>15041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29</text:p>
          </table:table-cell>
          <table:table-cell office:value-type="float" office:value="0.043243" calcext:value-type="float">
            <text:p>0.043243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" calcext:value-type="float">
            <text:p>0</text:p>
          </table:table-cell>
          <table:table-cell office:value-type="float" office:value="162155" calcext:value-type="float">
            <text:p>16215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0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" calcext:value-type="float">
            <text:p>0</text:p>
          </table:table-cell>
          <table:table-cell office:value-type="float" office:value="169158" calcext:value-type="float">
            <text:p>16915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1</text:p>
          </table:table-cell>
          <table:table-cell office:value-type="float" office:value="0.056986" calcext:value-type="float">
            <text:p>0.056986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" calcext:value-type="float">
            <text:p>0</text:p>
          </table:table-cell>
          <table:table-cell office:value-type="float" office:value="161973" calcext:value-type="float">
            <text:p>16197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2</text:p>
          </table:table-cell>
          <table:table-cell office:value-type="float" office:value="0.028259" calcext:value-type="float">
            <text:p>0.028259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0" calcext:value-type="float">
            <text:p>0</text:p>
          </table:table-cell>
          <table:table-cell office:value-type="float" office:value="176061" calcext:value-type="float">
            <text:p>17606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3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" calcext:value-type="float">
            <text:p>0</text:p>
          </table:table-cell>
          <table:table-cell office:value-type="float" office:value="159827" calcext:value-type="float">
            <text:p>15982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4</text:p>
          </table:table-cell>
          <table:table-cell office:value-type="float" office:value="0.030295" calcext:value-type="float">
            <text:p>0.030295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0" calcext:value-type="float">
            <text:p>0</text:p>
          </table:table-cell>
          <table:table-cell office:value-type="float" office:value="148617" calcext:value-type="float">
            <text:p>14861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5</text:p>
          </table:table-cell>
          <table:table-cell office:value-type="float" office:value="0.026332" calcext:value-type="float">
            <text:p>0.02633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0" calcext:value-type="float">
            <text:p>0</text:p>
          </table:table-cell>
          <table:table-cell office:value-type="float" office:value="155464" calcext:value-type="float">
            <text:p>15546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6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" calcext:value-type="float">
            <text:p>0</text:p>
          </table:table-cell>
          <table:table-cell office:value-type="float" office:value="173306" calcext:value-type="float">
            <text:p>1733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7</text:p>
          </table:table-cell>
          <table:table-cell office:value-type="float" office:value="0.035937" calcext:value-type="float">
            <text:p>0.035937</text:p>
          </table:table-cell>
          <table:table-cell office:value-type="float" office:value="0.007577" calcext:value-type="float">
            <text:p>0.007577</text:p>
          </table:table-cell>
          <table:table-cell office:value-type="float" office:value="0" calcext:value-type="float">
            <text:p>0</text:p>
          </table:table-cell>
          <table:table-cell office:value-type="float" office:value="155333" calcext:value-type="float">
            <text:p>15533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8</text:p>
          </table:table-cell>
          <table:table-cell office:value-type="float" office:value="0.035119" calcext:value-type="float">
            <text:p>0.035119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" calcext:value-type="float">
            <text:p>0</text:p>
          </table:table-cell>
          <table:table-cell office:value-type="float" office:value="166900" calcext:value-type="float">
            <text:p>16690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39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" calcext:value-type="float">
            <text:p>0</text:p>
          </table:table-cell>
          <table:table-cell office:value-type="float" office:value="149094" calcext:value-type="float">
            <text:p>14909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0</text:p>
          </table:table-cell>
          <table:table-cell office:value-type="float" office:value="0.042407" calcext:value-type="float">
            <text:p>0.042407</text:p>
          </table:table-cell>
          <table:table-cell office:value-type="float" office:value="0.008924" calcext:value-type="float">
            <text:p>0.008924</text:p>
          </table:table-cell>
          <table:table-cell office:value-type="float" office:value="0" calcext:value-type="float">
            <text:p>0</text:p>
          </table:table-cell>
          <table:table-cell office:value-type="float" office:value="166565" calcext:value-type="float">
            <text:p>16656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1</text:p>
          </table:table-cell>
          <table:table-cell office:value-type="float" office:value="0.049146" calcext:value-type="float">
            <text:p>0.049146</text:p>
          </table:table-cell>
          <table:table-cell office:value-type="float" office:value="0.008568" calcext:value-type="float">
            <text:p>0.008568</text:p>
          </table:table-cell>
          <table:table-cell office:value-type="float" office:value="0" calcext:value-type="float">
            <text:p>0</text:p>
          </table:table-cell>
          <table:table-cell office:value-type="float" office:value="150982" calcext:value-type="float">
            <text:p>15098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2</text:p>
          </table:table-cell>
          <table:table-cell office:value-type="float" office:value="0.031048" calcext:value-type="float">
            <text:p>0.031048</text:p>
          </table:table-cell>
          <table:table-cell office:value-type="float" office:value="0.008262" calcext:value-type="float">
            <text:p>0.008262</text:p>
          </table:table-cell>
          <table:table-cell office:value-type="float" office:value="0" calcext:value-type="float">
            <text:p>0</text:p>
          </table:table-cell>
          <table:table-cell office:value-type="float" office:value="163900" calcext:value-type="float">
            <text:p>163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3</text:p>
          </table:table-cell>
          <table:table-cell office:value-type="float" office:value="0.034828" calcext:value-type="float">
            <text:p>0.034828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" calcext:value-type="float">
            <text:p>0</text:p>
          </table:table-cell>
          <table:table-cell office:value-type="float" office:value="158612" calcext:value-type="float">
            <text:p>15861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4</text:p>
          </table:table-cell>
          <table:table-cell office:value-type="float" office:value="0.029448" calcext:value-type="float">
            <text:p>0.029448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" calcext:value-type="float">
            <text:p>0</text:p>
          </table:table-cell>
          <table:table-cell office:value-type="float" office:value="155757" calcext:value-type="float">
            <text:p>15575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5</text:p>
          </table:table-cell>
          <table:table-cell office:value-type="float" office:value="0.025442" calcext:value-type="float">
            <text:p>0.025442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" calcext:value-type="float">
            <text:p>0</text:p>
          </table:table-cell>
          <table:table-cell office:value-type="float" office:value="133282" calcext:value-type="float">
            <text:p>13328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6</text:p>
          </table:table-cell>
          <table:table-cell office:value-type="float" office:value="0.04485" calcext:value-type="float">
            <text:p>0.04485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" calcext:value-type="float">
            <text:p>0</text:p>
          </table:table-cell>
          <table:table-cell office:value-type="float" office:value="153738" calcext:value-type="float">
            <text:p>153738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7</text:p>
          </table:table-cell>
          <table:table-cell office:value-type="float" office:value="0.025091" calcext:value-type="float">
            <text:p>0.025091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" calcext:value-type="float">
            <text:p>0</text:p>
          </table:table-cell>
          <table:table-cell office:value-type="float" office:value="160443" calcext:value-type="float">
            <text:p>16044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8</text:p>
          </table:table-cell>
          <table:table-cell office:value-type="float" office:value="0.030173" calcext:value-type="float">
            <text:p>0.030173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0" calcext:value-type="float">
            <text:p>0</text:p>
          </table:table-cell>
          <table:table-cell office:value-type="float" office:value="158499" calcext:value-type="float">
            <text:p>15849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49</text:p>
          </table:table-cell>
          <table:table-cell office:value-type="float" office:value="0.06007" calcext:value-type="float">
            <text:p>0.06007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0" calcext:value-type="float">
            <text:p>0</text:p>
          </table:table-cell>
          <table:table-cell office:value-type="float" office:value="176221" calcext:value-type="float">
            <text:p>17622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0</text:p>
          </table:table-cell>
          <table:table-cell office:value-type="float" office:value="0.047785" calcext:value-type="float">
            <text:p>0.047785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0" calcext:value-type="float">
            <text:p>0</text:p>
          </table:table-cell>
          <table:table-cell office:value-type="float" office:value="143433" calcext:value-type="float">
            <text:p>14343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1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0" calcext:value-type="float">
            <text:p>0</text:p>
          </table:table-cell>
          <table:table-cell office:value-type="float" office:value="153332" calcext:value-type="float">
            <text:p>15333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2</text:p>
          </table:table-cell>
          <table:table-cell office:value-type="float" office:value="0.069323" calcext:value-type="float">
            <text:p>0.069323</text:p>
          </table:table-cell>
          <table:table-cell office:value-type="float" office:value="0.009562" calcext:value-type="float">
            <text:p>0.009562</text:p>
          </table:table-cell>
          <table:table-cell office:value-type="float" office:value="0" calcext:value-type="float">
            <text:p>0</text:p>
          </table:table-cell>
          <table:table-cell office:value-type="float" office:value="165131" calcext:value-type="float">
            <text:p>16513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3</text:p>
          </table:table-cell>
          <table:table-cell office:value-type="float" office:value="0.051418" calcext:value-type="float">
            <text:p>0.051418</text:p>
          </table:table-cell>
          <table:table-cell office:value-type="float" office:value="0.011164" calcext:value-type="float">
            <text:p>0.011164</text:p>
          </table:table-cell>
          <table:table-cell office:value-type="float" office:value="0" calcext:value-type="float">
            <text:p>0</text:p>
          </table:table-cell>
          <table:table-cell office:value-type="float" office:value="169369" calcext:value-type="float">
            <text:p>16936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4</text:p>
          </table:table-cell>
          <table:table-cell office:value-type="float" office:value="0.09373" calcext:value-type="float">
            <text:p>0.09373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" calcext:value-type="float">
            <text:p>0</text:p>
          </table:table-cell>
          <table:table-cell office:value-type="float" office:value="189099" calcext:value-type="float">
            <text:p>18909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5</text:p>
          </table:table-cell>
          <table:table-cell office:value-type="float" office:value="0.094458" calcext:value-type="float">
            <text:p>0.094458</text:p>
          </table:table-cell>
          <table:table-cell office:value-type="float" office:value="0.010544" calcext:value-type="float">
            <text:p>0.010544</text:p>
          </table:table-cell>
          <table:table-cell office:value-type="float" office:value="0" calcext:value-type="float">
            <text:p>0</text:p>
          </table:table-cell>
          <table:table-cell office:value-type="float" office:value="137209" calcext:value-type="float">
            <text:p>13720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6</text:p>
          </table:table-cell>
          <table:table-cell office:value-type="float" office:value="0.064786" calcext:value-type="float">
            <text:p>0.064786</text:p>
          </table:table-cell>
          <table:table-cell office:value-type="float" office:value="0.010373" calcext:value-type="float">
            <text:p>0.010373</text:p>
          </table:table-cell>
          <table:table-cell office:value-type="float" office:value="0" calcext:value-type="float">
            <text:p>0</text:p>
          </table:table-cell>
          <table:table-cell office:value-type="float" office:value="165400" calcext:value-type="float">
            <text:p>16540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7</text:p>
          </table:table-cell>
          <table:table-cell office:value-type="float" office:value="0.094792" calcext:value-type="float">
            <text:p>0.094792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" calcext:value-type="float">
            <text:p>0</text:p>
          </table:table-cell>
          <table:table-cell office:value-type="float" office:value="132326" calcext:value-type="float">
            <text:p>13232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8</text:p>
          </table:table-cell>
          <table:table-cell office:value-type="float" office:value="0.064593" calcext:value-type="float">
            <text:p>0.064593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" calcext:value-type="float">
            <text:p>0</text:p>
          </table:table-cell>
          <table:table-cell office:value-type="float" office:value="138303" calcext:value-type="float">
            <text:p>13830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2:59</text:p>
          </table:table-cell>
          <table:table-cell office:value-type="float" office:value="0.052746" calcext:value-type="float">
            <text:p>0.052746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" calcext:value-type="float">
            <text:p>0</text:p>
          </table:table-cell>
          <table:table-cell office:value-type="float" office:value="153487" calcext:value-type="float">
            <text:p>15348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0</text:p>
          </table:table-cell>
          <table:table-cell office:value-type="float" office:value="0.056392" calcext:value-type="float">
            <text:p>0.056392</text:p>
          </table:table-cell>
          <table:table-cell office:value-type="float" office:value="0.009031" calcext:value-type="float">
            <text:p>0.009031</text:p>
          </table:table-cell>
          <table:table-cell office:value-type="float" office:value="0" calcext:value-type="float">
            <text:p>0</text:p>
          </table:table-cell>
          <table:table-cell office:value-type="float" office:value="143100" calcext:value-type="float">
            <text:p>14310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1</text:p>
          </table:table-cell>
          <table:table-cell office:value-type="float" office:value="0.058218" calcext:value-type="float">
            <text:p>0.058218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" calcext:value-type="float">
            <text:p>0</text:p>
          </table:table-cell>
          <table:table-cell office:value-type="float" office:value="153524" calcext:value-type="float">
            <text:p>1535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2</text:p>
          </table:table-cell>
          <table:table-cell office:value-type="float" office:value="0.126794" calcext:value-type="float">
            <text:p>0.126794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" calcext:value-type="float">
            <text:p>0</text:p>
          </table:table-cell>
          <table:table-cell office:value-type="float" office:value="182880" calcext:value-type="float">
            <text:p>18288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3</text:p>
          </table:table-cell>
          <table:table-cell office:value-type="float" office:value="0.090264" calcext:value-type="float">
            <text:p>0.090264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" calcext:value-type="float">
            <text:p>0</text:p>
          </table:table-cell>
          <table:table-cell office:value-type="float" office:value="156703" calcext:value-type="float">
            <text:p>15670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4</text:p>
          </table:table-cell>
          <table:table-cell office:value-type="float" office:value="0.068224" calcext:value-type="float">
            <text:p>0.068224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" calcext:value-type="float">
            <text:p>0</text:p>
          </table:table-cell>
          <table:table-cell office:value-type="float" office:value="139292" calcext:value-type="float">
            <text:p>13929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23:05</text:p>
          </table:table-cell>
          <table:table-cell office:value-type="float" office:value="0.052181" calcext:value-type="float">
            <text:p>0.052181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" calcext:value-type="float">
            <text:p>0</text:p>
          </table:table-cell>
          <table:table-cell office:value-type="float" office:value="135627" calcext:value-type="float">
            <text:p>135627</text:p>
          </table:table-cell>
          <table:table-cell office:value-type="float" office:value="620" calcext:value-type="float">
            <text:p>6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30:35.343096170</dc:date>
    <meta:editing-duration>PT3M50S</meta:editing-duration>
    <meta:editing-cycles>2</meta:editing-cycles>
    <meta:generator>LibreOffice/5.4.0.3$Linux_X86_64 LibreOffice_project/7556cbc6811c9d992f4064ab9287069087d7f62c</meta:generator>
    <meta:document-statistic meta:table-count="1" meta:cell-count="7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21cm" svg:y="0.315cm" chart:style-name="ch2">
          <text:p>test206, 800 TPS</text:p>
        </chart:title>
        <chart:legend chart:legend-position="end" svg:x="14.001cm" svg:y="4.005cm" style:legend-expansion="high" chart:style-name="ch3"/>
        <chart:plot-area chart:style-name="ch4" table:cell-range-address="test205.G1:test205.G101 test205.C1:test205.D101" chart:data-source-has-labels="row" svg:x="0.32cm" svg:y="1.248cm" svg:width="13.361cm" svg:height="7.572cm">
          <chartooo:coordinate-region svg:x="1.232cm" svg:y="1.422cm" svg:width="12.169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05.C2:test205.C101" chart:label-cell-address="test205.C1:test205.C1" chart:class="chart:scatter">
            <chart:domain table:cell-range-address="test205.G2:test205.G101"/>
            <chart:data-point chart:repeated="100"/>
          </chart:series>
          <chart:series chart:style-name="ch8" chart:values-cell-range-address="test205.D2:test205.D101" chart:label-cell-address="test205.D1:test205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5.C1:test205.C1</svg:desc>
                </draw:g>
              </table:table-cell>
              <table:table-cell office:value-type="string">
                <text:p>xfertime</text:p>
                <draw:g>
                  <svg:desc>test205.D1:test20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1">
                <text:p>611</text:p>
                <draw:g>
                  <svg:desc>test205.G2:test205.G101</svg:desc>
                </draw:g>
              </table:table-cell>
              <table:table-cell office:value-type="float" office:value="0.022531">
                <text:p>0.022531</text:p>
                <draw:g>
                  <svg:desc>test205.C2:test205.C101</svg:desc>
                </draw:g>
              </table:table-cell>
              <table:table-cell office:value-type="float" office:value="0.007018">
                <text:p>0.007018</text:p>
                <draw:g>
                  <svg:desc>test205.D2:test205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5">
                <text:p>795</text:p>
              </table:table-cell>
              <table:table-cell office:value-type="float" office:value="0.016692">
                <text:p>0.016692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1">
                <text:p>801</text:p>
              </table:table-cell>
              <table:table-cell office:value-type="float" office:value="0.020189">
                <text:p>0.020189</text:p>
              </table:table-cell>
              <table:table-cell office:value-type="float" office:value="0.006269">
                <text:p>0.00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9">
                <text:p>799</text:p>
              </table:table-cell>
              <table:table-cell office:value-type="float" office:value="0.032909">
                <text:p>0.032909</text:p>
              </table:table-cell>
              <table:table-cell office:value-type="float" office:value="0.007945">
                <text:p>0.007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6">
                <text:p>796</text:p>
              </table:table-cell>
              <table:table-cell office:value-type="float" office:value="0.048176">
                <text:p>0.048176</text:p>
              </table:table-cell>
              <table:table-cell office:value-type="float" office:value="0.007935">
                <text:p>0.00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">
                <text:p>798</text:p>
              </table:table-cell>
              <table:table-cell office:value-type="float" office:value="0.043216">
                <text:p>0.043216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0.023023">
                <text:p>0.023023</text:p>
              </table:table-cell>
              <table:table-cell office:value-type="float" office:value="0.006326">
                <text:p>0.006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">
                <text:p>792</text:p>
              </table:table-cell>
              <table:table-cell office:value-type="float" office:value="0.017125">
                <text:p>0.017125</text:p>
              </table:table-cell>
              <table:table-cell office:value-type="float" office:value="0.005336">
                <text:p>0.005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">
                <text:p>794</text:p>
              </table:table-cell>
              <table:table-cell office:value-type="float" office:value="0.029431">
                <text:p>0.029431</text:p>
              </table:table-cell>
              <table:table-cell office:value-type="float" office:value="0.007864">
                <text:p>0.007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2">
                <text:p>802</text:p>
              </table:table-cell>
              <table:table-cell office:value-type="float" office:value="0.017639">
                <text:p>0.017639</text:p>
              </table:table-cell>
              <table:table-cell office:value-type="float" office:value="0.006394">
                <text:p>0.006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1">
                <text:p>801</text:p>
              </table:table-cell>
              <table:table-cell office:value-type="float" office:value="0.026587">
                <text:p>0.026587</text:p>
              </table:table-cell>
              <table:table-cell office:value-type="float" office:value="0.006653">
                <text:p>0.006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6">
                <text:p>796</text:p>
              </table:table-cell>
              <table:table-cell office:value-type="float" office:value="0.017327">
                <text:p>0.017327</text:p>
              </table:table-cell>
              <table:table-cell office:value-type="float" office:value="0.005721">
                <text:p>0.005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2">
                <text:p>802</text:p>
              </table:table-cell>
              <table:table-cell office:value-type="float" office:value="0.027322">
                <text:p>0.027322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6">
                <text:p>796</text:p>
              </table:table-cell>
              <table:table-cell office:value-type="float" office:value="0.032395">
                <text:p>0.032395</text:p>
              </table:table-cell>
              <table:table-cell office:value-type="float" office:value="0.008307">
                <text:p>0.008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7">
                <text:p>787</text:p>
              </table:table-cell>
              <table:table-cell office:value-type="float" office:value="0.033727">
                <text:p>0.033727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9">
                <text:p>809</text:p>
              </table:table-cell>
              <table:table-cell office:value-type="float" office:value="0.022444">
                <text:p>0.022444</text:p>
              </table:table-cell>
              <table:table-cell office:value-type="float" office:value="0.005916">
                <text:p>0.005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6">
                <text:p>796</text:p>
              </table:table-cell>
              <table:table-cell office:value-type="float" office:value="0.019654">
                <text:p>0.019654</text:p>
              </table:table-cell>
              <table:table-cell office:value-type="float" office:value="0.006283">
                <text:p>0.006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7">
                <text:p>797</text:p>
              </table:table-cell>
              <table:table-cell office:value-type="float" office:value="0.018434">
                <text:p>0.018434</text:p>
              </table:table-cell>
              <table:table-cell office:value-type="float" office:value="0.005983">
                <text:p>0.005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9">
                <text:p>799</text:p>
              </table:table-cell>
              <table:table-cell office:value-type="float" office:value="0.02181">
                <text:p>0.02181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1">
                <text:p>801</text:p>
              </table:table-cell>
              <table:table-cell office:value-type="float" office:value="0.026856">
                <text:p>0.026856</text:p>
              </table:table-cell>
              <table:table-cell office:value-type="float" office:value="0.006625">
                <text:p>0.006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7">
                <text:p>797</text:p>
              </table:table-cell>
              <table:table-cell office:value-type="float" office:value="0.02865">
                <text:p>0.02865</text:p>
              </table:table-cell>
              <table:table-cell office:value-type="float" office:value="0.006891">
                <text:p>0.006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9">
                <text:p>799</text:p>
              </table:table-cell>
              <table:table-cell office:value-type="float" office:value="0.022412">
                <text:p>0.022412</text:p>
              </table:table-cell>
              <table:table-cell office:value-type="float" office:value="0.005428">
                <text:p>0.005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8">
                <text:p>798</text:p>
              </table:table-cell>
              <table:table-cell office:value-type="float" office:value="0.019811">
                <text:p>0.019811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8">
                <text:p>798</text:p>
              </table:table-cell>
              <table:table-cell office:value-type="float" office:value="0.030703">
                <text:p>0.030703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0.040391">
                <text:p>0.040391</text:p>
              </table:table-cell>
              <table:table-cell office:value-type="float" office:value="0.008345">
                <text:p>0.008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025412">
                <text:p>0.025412</text:p>
              </table:table-cell>
              <table:table-cell office:value-type="float" office:value="0.007234">
                <text:p>0.007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2">
                <text:p>802</text:p>
              </table:table-cell>
              <table:table-cell office:value-type="float" office:value="0.01942">
                <text:p>0.01942</text:p>
              </table:table-cell>
              <table:table-cell office:value-type="float" office:value="0.006058">
                <text:p>0.006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6">
                <text:p>796</text:p>
              </table:table-cell>
              <table:table-cell office:value-type="float" office:value="0.033507">
                <text:p>0.033507</text:p>
              </table:table-cell>
              <table:table-cell office:value-type="float" office:value="0.007352">
                <text:p>0.00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4">
                <text:p>784</text:p>
              </table:table-cell>
              <table:table-cell office:value-type="float" office:value="0.028388">
                <text:p>0.028388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7">
                <text:p>807</text:p>
              </table:table-cell>
              <table:table-cell office:value-type="float" office:value="0.088848">
                <text:p>0.088848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6">
                <text:p>796</text:p>
              </table:table-cell>
              <table:table-cell office:value-type="float" office:value="0.041031">
                <text:p>0.041031</text:p>
              </table:table-cell>
              <table:table-cell office:value-type="float" office:value="0.006894">
                <text:p>0.006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6">
                <text:p>786</text:p>
              </table:table-cell>
              <table:table-cell office:value-type="float" office:value="0.028498">
                <text:p>0.028498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9">
                <text:p>789</text:p>
              </table:table-cell>
              <table:table-cell office:value-type="float" office:value="0.027018">
                <text:p>0.027018</text:p>
              </table:table-cell>
              <table:table-cell office:value-type="float" office:value="0.006837">
                <text:p>0.006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6">
                <text:p>786</text:p>
              </table:table-cell>
              <table:table-cell office:value-type="float" office:value="0.026207">
                <text:p>0.026207</text:p>
              </table:table-cell>
              <table:table-cell office:value-type="float" office:value="0.006519">
                <text:p>0.006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6">
                <text:p>806</text:p>
              </table:table-cell>
              <table:table-cell office:value-type="float" office:value="0.036313">
                <text:p>0.036313</text:p>
              </table:table-cell>
              <table:table-cell office:value-type="float" office:value="0.00861">
                <text:p>0.00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9">
                <text:p>799</text:p>
              </table:table-cell>
              <table:table-cell office:value-type="float" office:value="0.024222">
                <text:p>0.024222</text:p>
              </table:table-cell>
              <table:table-cell office:value-type="float" office:value="0.00618">
                <text:p>0.00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6">
                <text:p>796</text:p>
              </table:table-cell>
              <table:table-cell office:value-type="float" office:value="0.024877">
                <text:p>0.024877</text:p>
              </table:table-cell>
              <table:table-cell office:value-type="float" office:value="0.007235">
                <text:p>0.00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8">
                <text:p>798</text:p>
              </table:table-cell>
              <table:table-cell office:value-type="float" office:value="0.041899">
                <text:p>0.041899</text:p>
              </table:table-cell>
              <table:table-cell office:value-type="float" office:value="0.007987">
                <text:p>0.007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2">
                <text:p>802</text:p>
              </table:table-cell>
              <table:table-cell office:value-type="float" office:value="0.030057">
                <text:p>0.030057</text:p>
              </table:table-cell>
              <table:table-cell office:value-type="float" office:value="0.007732">
                <text:p>0.007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">
                <text:p>795</text:p>
              </table:table-cell>
              <table:table-cell office:value-type="float" office:value="0.027961">
                <text:p>0.027961</text:p>
              </table:table-cell>
              <table:table-cell office:value-type="float" office:value="0.006943">
                <text:p>0.006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">
                <text:p>794</text:p>
              </table:table-cell>
              <table:table-cell office:value-type="float" office:value="0.056443">
                <text:p>0.056443</text:p>
              </table:table-cell>
              <table:table-cell office:value-type="float" office:value="0.009444">
                <text:p>0.009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4">
                <text:p>784</text:p>
              </table:table-cell>
              <table:table-cell office:value-type="float" office:value="0.043033">
                <text:p>0.043033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1">
                <text:p>811</text:p>
              </table:table-cell>
              <table:table-cell office:value-type="float" office:value="0.03729">
                <text:p>0.03729</text:p>
              </table:table-cell>
              <table:table-cell office:value-type="float" office:value="0.008636">
                <text:p>0.008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6">
                <text:p>786</text:p>
              </table:table-cell>
              <table:table-cell office:value-type="float" office:value="0.038738">
                <text:p>0.038738</text:p>
              </table:table-cell>
              <table:table-cell office:value-type="float" office:value="0.008516">
                <text:p>0.008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7">
                <text:p>787</text:p>
              </table:table-cell>
              <table:table-cell office:value-type="float" office:value="0.066848">
                <text:p>0.066848</text:p>
              </table:table-cell>
              <table:table-cell office:value-type="float" office:value="0.010771">
                <text:p>0.010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2">
                <text:p>772</text:p>
              </table:table-cell>
              <table:table-cell office:value-type="float" office:value="0.051978">
                <text:p>0.051978</text:p>
              </table:table-cell>
              <table:table-cell office:value-type="float" office:value="0.011452">
                <text:p>0.011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5">
                <text:p>835</text:p>
              </table:table-cell>
              <table:table-cell office:value-type="float" office:value="0.045866">
                <text:p>0.045866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0">
                <text:p>790</text:p>
              </table:table-cell>
              <table:table-cell office:value-type="float" office:value="0.033684">
                <text:p>0.033684</text:p>
              </table:table-cell>
              <table:table-cell office:value-type="float" office:value="0.00767">
                <text:p>0.00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1">
                <text:p>801</text:p>
              </table:table-cell>
              <table:table-cell office:value-type="float" office:value="0.043613">
                <text:p>0.043613</text:p>
              </table:table-cell>
              <table:table-cell office:value-type="float" office:value="0.008313">
                <text:p>0.008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6">
                <text:p>796</text:p>
              </table:table-cell>
              <table:table-cell office:value-type="float" office:value="0.028208">
                <text:p>0.028208</text:p>
              </table:table-cell>
              <table:table-cell office:value-type="float" office:value="0.006476">
                <text:p>0.006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6">
                <text:p>796</text:p>
              </table:table-cell>
              <table:table-cell office:value-type="float" office:value="0.02385">
                <text:p>0.02385</text:p>
              </table:table-cell>
              <table:table-cell office:value-type="float" office:value="0.006874">
                <text:p>0.006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6">
                <text:p>796</text:p>
              </table:table-cell>
              <table:table-cell office:value-type="float" office:value="0.037119">
                <text:p>0.037119</text:p>
              </table:table-cell>
              <table:table-cell office:value-type="float" office:value="0.007849">
                <text:p>0.007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6">
                <text:p>796</text:p>
              </table:table-cell>
              <table:table-cell office:value-type="float" office:value="0.02378">
                <text:p>0.02378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8">
                <text:p>798</text:p>
              </table:table-cell>
              <table:table-cell office:value-type="float" office:value="0.060766">
                <text:p>0.060766</text:p>
              </table:table-cell>
              <table:table-cell office:value-type="float" office:value="0.010569">
                <text:p>0.010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5">
                <text:p>775</text:p>
              </table:table-cell>
              <table:table-cell office:value-type="float" office:value="0.033309">
                <text:p>0.033309</text:p>
              </table:table-cell>
              <table:table-cell office:value-type="float" office:value="0.008254">
                <text:p>0.008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4">
                <text:p>814</text:p>
              </table:table-cell>
              <table:table-cell office:value-type="float" office:value="0.039085">
                <text:p>0.039085</text:p>
              </table:table-cell>
              <table:table-cell office:value-type="float" office:value="0.006613">
                <text:p>0.006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9">
                <text:p>799</text:p>
              </table:table-cell>
              <table:table-cell office:value-type="float" office:value="0.026794">
                <text:p>0.026794</text:p>
              </table:table-cell>
              <table:table-cell office:value-type="float" office:value="0.00718">
                <text:p>0.00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1">
                <text:p>791</text:p>
              </table:table-cell>
              <table:table-cell office:value-type="float" office:value="0.033958">
                <text:p>0.033958</text:p>
              </table:table-cell>
              <table:table-cell office:value-type="float" office:value="0.006881">
                <text:p>0.006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1">
                <text:p>801</text:p>
              </table:table-cell>
              <table:table-cell office:value-type="float" office:value="0.032792">
                <text:p>0.032792</text:p>
              </table:table-cell>
              <table:table-cell office:value-type="float" office:value="0.00768">
                <text:p>0.0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7">
                <text:p>797</text:p>
              </table:table-cell>
              <table:table-cell office:value-type="float" office:value="0.033269">
                <text:p>0.033269</text:p>
              </table:table-cell>
              <table:table-cell office:value-type="float" office:value="0.007567">
                <text:p>0.007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9">
                <text:p>799</text:p>
              </table:table-cell>
              <table:table-cell office:value-type="float" office:value="0.02553">
                <text:p>0.02553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8">
                <text:p>798</text:p>
              </table:table-cell>
              <table:table-cell office:value-type="float" office:value="0.028939">
                <text:p>0.028939</text:p>
              </table:table-cell>
              <table:table-cell office:value-type="float" office:value="0.007195">
                <text:p>0.007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3">
                <text:p>783</text:p>
              </table:table-cell>
              <table:table-cell office:value-type="float" office:value="0.037126">
                <text:p>0.037126</text:p>
              </table:table-cell>
              <table:table-cell office:value-type="float" office:value="0.007856">
                <text:p>0.007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0">
                <text:p>810</text:p>
              </table:table-cell>
              <table:table-cell office:value-type="float" office:value="0.043243">
                <text:p>0.043243</text:p>
              </table:table-cell>
              <table:table-cell office:value-type="float" office:value="0.008382">
                <text:p>0.008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9">
                <text:p>799</text:p>
              </table:table-cell>
              <table:table-cell office:value-type="float" office:value="0.04493">
                <text:p>0.04493</text:p>
              </table:table-cell>
              <table:table-cell office:value-type="float" office:value="0.00932">
                <text:p>0.00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7">
                <text:p>787</text:p>
              </table:table-cell>
              <table:table-cell office:value-type="float" office:value="0.056986">
                <text:p>0.056986</text:p>
              </table:table-cell>
              <table:table-cell office:value-type="float" office:value="0.008603">
                <text:p>0.008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6">
                <text:p>806</text:p>
              </table:table-cell>
              <table:table-cell office:value-type="float" office:value="0.028259">
                <text:p>0.028259</text:p>
              </table:table-cell>
              <table:table-cell office:value-type="float" office:value="0.008487">
                <text:p>0.008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5">
                <text:p>795</text:p>
              </table:table-cell>
              <table:table-cell office:value-type="float" office:value="0.029257">
                <text:p>0.029257</text:p>
              </table:table-cell>
              <table:table-cell office:value-type="float" office:value="0.008299">
                <text:p>0.008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7">
                <text:p>797</text:p>
              </table:table-cell>
              <table:table-cell office:value-type="float" office:value="0.030295">
                <text:p>0.030295</text:p>
              </table:table-cell>
              <table:table-cell office:value-type="float" office:value="0.006855">
                <text:p>0.006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8">
                <text:p>788</text:p>
              </table:table-cell>
              <table:table-cell office:value-type="float" office:value="0.026332">
                <text:p>0.026332</text:p>
              </table:table-cell>
              <table:table-cell office:value-type="float" office:value="0.007109">
                <text:p>0.007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5">
                <text:p>805</text:p>
              </table:table-cell>
              <table:table-cell office:value-type="float" office:value="0.031576">
                <text:p>0.031576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6">
                <text:p>796</text:p>
              </table:table-cell>
              <table:table-cell office:value-type="float" office:value="0.035937">
                <text:p>0.035937</text:p>
              </table:table-cell>
              <table:table-cell office:value-type="float" office:value="0.007577">
                <text:p>0.007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8">
                <text:p>798</text:p>
              </table:table-cell>
              <table:table-cell office:value-type="float" office:value="0.035119">
                <text:p>0.035119</text:p>
              </table:table-cell>
              <table:table-cell office:value-type="float" office:value="0.007812">
                <text:p>0.007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6">
                <text:p>796</text:p>
              </table:table-cell>
              <table:table-cell office:value-type="float" office:value="0.027452">
                <text:p>0.027452</text:p>
              </table:table-cell>
              <table:table-cell office:value-type="float" office:value="0.007378">
                <text:p>0.0073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6">
                <text:p>806</text:p>
              </table:table-cell>
              <table:table-cell office:value-type="float" office:value="0.042407">
                <text:p>0.042407</text:p>
              </table:table-cell>
              <table:table-cell office:value-type="float" office:value="0.008924">
                <text:p>0.008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0">
                <text:p>790</text:p>
              </table:table-cell>
              <table:table-cell office:value-type="float" office:value="0.049146">
                <text:p>0.049146</text:p>
              </table:table-cell>
              <table:table-cell office:value-type="float" office:value="0.008568">
                <text:p>0.008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0">
                <text:p>800</text:p>
              </table:table-cell>
              <table:table-cell office:value-type="float" office:value="0.031048">
                <text:p>0.031048</text:p>
              </table:table-cell>
              <table:table-cell office:value-type="float" office:value="0.008262">
                <text:p>0.008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6">
                <text:p>796</text:p>
              </table:table-cell>
              <table:table-cell office:value-type="float" office:value="0.034828">
                <text:p>0.0348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">
                <text:p>794</text:p>
              </table:table-cell>
              <table:table-cell office:value-type="float" office:value="0.029448">
                <text:p>0.029448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2">
                <text:p>782</text:p>
              </table:table-cell>
              <table:table-cell office:value-type="float" office:value="0.025442">
                <text:p>0.025442</text:p>
              </table:table-cell>
              <table:table-cell office:value-type="float" office:value="0.005682">
                <text:p>0.005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3">
                <text:p>803</text:p>
              </table:table-cell>
              <table:table-cell office:value-type="float" office:value="0.04485">
                <text:p>0.04485</text:p>
              </table:table-cell>
              <table:table-cell office:value-type="float" office:value="0.007831">
                <text:p>0.007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2">
                <text:p>792</text:p>
              </table:table-cell>
              <table:table-cell office:value-type="float" office:value="0.025091">
                <text:p>0.025091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7">
                <text:p>807</text:p>
              </table:table-cell>
              <table:table-cell office:value-type="float" office:value="0.030173">
                <text:p>0.030173</text:p>
              </table:table-cell>
              <table:table-cell office:value-type="float" office:value="0.008046">
                <text:p>0.008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5">
                <text:p>785</text:p>
              </table:table-cell>
              <table:table-cell office:value-type="float" office:value="0.06007">
                <text:p>0.06007</text:p>
              </table:table-cell>
              <table:table-cell office:value-type="float" office:value="0.010681">
                <text:p>0.010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6">
                <text:p>816</text:p>
              </table:table-cell>
              <table:table-cell office:value-type="float" office:value="0.047785">
                <text:p>0.047785</text:p>
              </table:table-cell>
              <table:table-cell office:value-type="float" office:value="0.007718">
                <text:p>0.007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0">
                <text:p>790</text:p>
              </table:table-cell>
              <table:table-cell office:value-type="float" office:value="0.030539">
                <text:p>0.030539</text:p>
              </table:table-cell>
              <table:table-cell office:value-type="float" office:value="0.007357">
                <text:p>0.007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3">
                <text:p>803</text:p>
              </table:table-cell>
              <table:table-cell office:value-type="float" office:value="0.069323">
                <text:p>0.069323</text:p>
              </table:table-cell>
              <table:table-cell office:value-type="float" office:value="0.009562">
                <text:p>0.009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2">
                <text:p>782</text:p>
              </table:table-cell>
              <table:table-cell office:value-type="float" office:value="0.051418">
                <text:p>0.051418</text:p>
              </table:table-cell>
              <table:table-cell office:value-type="float" office:value="0.011164">
                <text:p>0.011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0">
                <text:p>800</text:p>
              </table:table-cell>
              <table:table-cell office:value-type="float" office:value="0.09373">
                <text:p>0.09373</text:p>
              </table:table-cell>
              <table:table-cell office:value-type="float" office:value="0.016956">
                <text:p>0.016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3">
                <text:p>793</text:p>
              </table:table-cell>
              <table:table-cell office:value-type="float" office:value="0.094458">
                <text:p>0.094458</text:p>
              </table:table-cell>
              <table:table-cell office:value-type="float" office:value="0.010544">
                <text:p>0.010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7">
                <text:p>787</text:p>
              </table:table-cell>
              <table:table-cell office:value-type="float" office:value="0.064786">
                <text:p>0.064786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0">
                <text:p>800</text:p>
              </table:table-cell>
              <table:table-cell office:value-type="float" office:value="0.094792">
                <text:p>0.094792</text:p>
              </table:table-cell>
              <table:table-cell office:value-type="float" office:value="0.008552">
                <text:p>0.008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8">
                <text:p>788</text:p>
              </table:table-cell>
              <table:table-cell office:value-type="float" office:value="0.064593">
                <text:p>0.064593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3">
                <text:p>793</text:p>
              </table:table-cell>
              <table:table-cell office:value-type="float" office:value="0.052746">
                <text:p>0.052746</text:p>
              </table:table-cell>
              <table:table-cell office:value-type="float" office:value="0.010192">
                <text:p>0.010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1">
                <text:p>781</text:p>
              </table:table-cell>
              <table:table-cell office:value-type="float" office:value="0.056392">
                <text:p>0.056392</text:p>
              </table:table-cell>
              <table:table-cell office:value-type="float" office:value="0.009031">
                <text:p>0.009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0">
                <text:p>800</text:p>
              </table:table-cell>
              <table:table-cell office:value-type="float" office:value="0.058218">
                <text:p>0.058218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9">
                <text:p>799</text:p>
              </table:table-cell>
              <table:table-cell office:value-type="float" office:value="0.126794">
                <text:p>0.126794</text:p>
              </table:table-cell>
              <table:table-cell office:value-type="float" office:value="0.013564">
                <text:p>0.013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5">
                <text:p>755</text:p>
              </table:table-cell>
              <table:table-cell office:value-type="float" office:value="0.090264">
                <text:p>0.090264</text:p>
              </table:table-cell>
              <table:table-cell office:value-type="float" office:value="0.013523">
                <text:p>0.013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2">
                <text:p>742</text:p>
              </table:table-cell>
              <table:table-cell office:value-type="float" office:value="0.068224">
                <text:p>0.068224</text:p>
              </table:table-cell>
              <table:table-cell office:value-type="float" office:value="0.007288">
                <text:p>0.007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0">
                <text:p>620</text:p>
              </table:table-cell>
              <table:table-cell office:value-type="float" office:value="0.052181">
                <text:p>0.052181</text:p>
              </table:table-cell>
              <table:table-cell office:value-type="float" office:value="0.00631">
                <text:p>0.00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